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Courier 10 Pitch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Standard">
      <style:text-properties style:font-name="Courier 10 Pitch" fo:font-size="11pt" style:font-size-asian="11pt" style:font-size-complex="11pt"/>
    </style:style>
    <style:style style:name="P3" style:family="paragraph" style:parent-style-name="Standard"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Courier 10 Pitch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 style:list-style-name="L8">
      <style:text-properties style:font-name="Courier 10 Pitch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 style:list-style-name="L6"/>
    <style:style style:name="T1" style:family="text">
      <style:text-properties style:use-window-font-color="true" style:font-name="Courier 10 Pitch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style:use-window-font-color="true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3" style:family="text">
      <style:text-properties style:use-window-font-color="true" fo:font-style="normal" style:text-underline-style="none" fo:background-color="transparent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Courier 10 Pitch" fo:font-size="11pt" style:font-size-asian="11pt" style:font-size-complex="11pt"/>
    </style:style>
    <style:style style:name="T7" style:family="text">
      <style:text-properties style:font-name="Courier 10 Pitch" fo:font-size="11pt" fo:font-weight="normal" style:font-size-asian="11pt" style:font-weight-asian="normal" style:font-size-complex="11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eas Landgrebe</text:p>
      <text:p text:style-name="P1">Kara King</text:p>
      <text:p text:style-name="P1">Shane Regel</text:p>
      <text:p text:style-name="P2"><text:span text:style-name="T2">Eric Weyant</text:span></text:p>
      <text:p text:style-name="Standard"><text:bookmark text:name="fbCoverImageContainer"/><text:a xlink:type="simple" xlink:href="https://www.facebook.com/dibyo13"><text:span text:style-name="T1">Dibyajyoti Mukherjee </text:span></text:a></text:p>
      <text:p text:style-name="P2"><text:span text:style-name="T2"/></text:p>
      <text:p text:style-name="P2"><text:span text:style-name="T2">Deliverable 1:</text:span></text:p>
      <text:p text:style-name="P3"><text:span text:style-name="T3">Andreas Landgrebe:</text:span></text:p>
      <text:list xml:id="list1543603760" text:style-name="L2">
        <text:list-item>
          <text:p text:style-name="P6"><text:span text:style-name="T1">Printed the output for Deliverable 5</text:span></text:p>
        </text:list-item>
        <text:list-item>
          <text:p text:style-name="P6"><text:span text:style-name="T1">Description of the output made from running the run.sh script for Deliverable 6</text:span></text:p>
        </text:list-item>
      </text:list>
      <text:p text:style-name="P3"><text:span text:style-name="T2"/></text:p>
      <text:p text:style-name="P3"><text:span text:style-name="T3">Kara King:</text:span></text:p>
      <text:list xml:id="list1384968468" text:style-name="L3">
        <text:list-item>
          <text:p text:style-name="P7"><text:span text:style-name="T6">Description of the the target in the build.xml and order for mutation for Deliverable 2.</text:span></text:p>
        </text:list-item>
        <text:list-item>
          <text:p text:style-name="P7"><text:span text:style-name="T6">Listing of the steps for the Demonstration of MAJOR for Deliverable 8.</text:span></text:p>
        </text:list-item>
      </text:list>
      <text:p text:style-name="P2"/>
      <text:p text:style-name="P3">Dibyoajyoti Mukherjee:</text:p>
      <text:list xml:id="list556639956" text:style-name="L5">
        <text:list-item>
          <text:p text:style-name="P9"><text:span text:style-name="T7">Extra Credit to explains how to use MAJOR to perform mutation analysis on a <text:s/>particular project. Will use release planner to make sure that this demo of MAJOR will work properly.</text:span></text:p>
        </text:list-item>
      </text:list>
      <text:list xml:id="list633445517" text:style-name="L4">
        <text:list-item>
          <text:p text:style-name="P8"><text:span text:style-name="T7">Made sure the main method is working properly.</text:span></text:p>
        </text:list-item>
      </text:list>
      <text:p text:style-name="P4"/>
      <text:p text:style-name="P4"><text:span text:style-name="T4">Eric Weyant:</text:span></text:p>
      <text:list xml:id="list1512092725" text:style-name="L6">
        <text:list-item>
          <text:p text:style-name="P10"><text:span text:style-name="T7">Write a main method in Triangle.java for demonstration purposes for Deliverable 3. </text:span></text:p>
        </text:list-item>
        <text:list-item>
          <text:p text:style-name="P10"><text:span text:style-name="T7">Print the output from running Triangle.java with the modified main verision for Deliverable 4.</text:span></text:p>
        </text:list-item>
      </text:list>
      <text:p text:style-name="P4"/>
      <text:p text:style-name="P3">Shane Regel:</text:p>
      <text:list xml:id="list2025258386" text:style-name="L8">
        <text:list-item>
          <text:p text:style-name="P5">Though commentary on one live and one killed source code mutant for Deliverable 7.</text:p>
        </text:list-item>
      </text:list>
      <text:p text:style-name="P3"><text:span text:style-name="T5"/></text:p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</meta:initial-creator>
    <meta:creation-date>2013-11-12T12:46:24</meta:creation-date>
    <dc:date>2013-11-12T13:05:29</dc:date>
    <dc:creator>andreas </dc:creator>
    <meta:editing-duration>P0D</meta:editing-duration>
    <meta:editing-cycles>1</meta:editing-cycles>
    <meta:document-statistic meta:table-count="0" meta:image-count="0" meta:object-count="0" meta:page-count="1" meta:paragraph-count="21" meta:word-count="153" meta:character-count="920" meta:non-whitespace-character-count="789"/>
    <meta:generator>LibreOffice/3.5$Linux_X86_64 LibreOffice_project/350m1$Build-2</meta:generator>
  </office:meta>
</office:document-meta>
</file>